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Tahoma, Helvetica, sans-serif"/>
    <style:font-face style:name="Mangal1" svg:font-family="Mangal"/>
    <style:font-face style:name="Open Sans" svg:font-family="'Open Sans'" style:font-family-generic="swiss"/>
    <style:font-face style:name="Linux Libertine G" svg:font-family="'Linux Libertine G'" style:font-pitch="variable"/>
    <style:font-face style:name="Open Sans1" svg:font-family="'Ope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ext_20_body">
      <style:text-properties officeooo:rsid="001fbcab" officeooo:paragraph-rsid="001fbcab"/>
    </style:style>
    <style:style style:name="P3" style:family="paragraph" style:parent-style-name="Text_20_body">
      <style:text-properties officeooo:paragraph-rsid="001fbcab"/>
    </style:style>
    <style:style style:name="P4" style:family="paragraph" style:parent-style-name="Text_20_body">
      <style:text-properties officeooo:rsid="00201a95" officeooo:paragraph-rsid="00201a95"/>
    </style:style>
    <style:style style:name="P5" style:family="paragraph" style:parent-style-name="sender_20_address">
      <style:paragraph-properties fo:text-align="end" style:justify-single-word="false">
        <style:tab-stops>
          <style:tab-stop style:position="13.847cm" style:type="right"/>
        </style:tab-stops>
      </style:paragraph-properties>
      <style:text-properties officeooo:paragraph-rsid="001fbcab"/>
    </style:style>
    <style:style style:name="P6" style:family="paragraph" style:parent-style-name="sender_20_address" style:master-page-name="First_20_Page">
      <style:paragraph-properties style:page-number="auto">
        <style:tab-stops>
          <style:tab-stop style:position="13.847cm" style:type="right"/>
        </style:tab-stops>
      </style:paragraph-properties>
      <style:text-properties officeooo:paragraph-rsid="001fbcab"/>
    </style:style>
    <style:style style:name="P7" style:family="paragraph" style:parent-style-name="address">
      <style:text-properties officeooo:paragraph-rsid="001fbcab"/>
    </style:style>
    <style:style style:name="P8" style:family="paragraph" style:parent-style-name="address">
      <style:text-properties officeooo:paragraph-rsid="00201a95"/>
    </style:style>
    <style:style style:name="T1" style:family="text">
      <style:text-properties fo:font-size="10pt" fo:font-weight="normal" officeooo:rsid="000e487e" style:font-size-asian="10pt" style:font-weight-asian="normal" style:font-size-complex="10pt" style:font-weight-complex="normal"/>
    </style:style>
    <style:style style:name="T2" style:family="text">
      <style:text-properties fo:font-size="10pt" fo:font-weight="normal" officeooo:rsid="001fbcab" style:font-size-asian="10pt" style:font-weight-asian="normal" style:font-size-complex="10pt" style:font-weight-complex="normal"/>
    </style:style>
    <style:style style:name="T3" style:family="text">
      <style:text-properties officeooo:rsid="00201a9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_____________________________________<text:tab/><text:span text:style-name="T1"><text:line-break/>_____________________________________</text:span><text:tab/><text:line-break/>_____________________________________<text:line-break/>_____________________________________<text:line-break/>_____________________________________<text:tab/><text:line-break/></text:p>
      <text:p text:style-name="P8"><text:span text:style-name="T3">Sozialamt<text:line-break/>Koblenzer Straße 73<text:line-break/>57072 Siegen</text:span></text:p>
      <text:p text:style-name="P7"/>
      <text:p text:style-name="P5">_____________________________________</text:p>
      <text:p text:style-name="P2">Sehr geehrte Damen und Herren, </text:p>
      <text:p text:style-name="P4">beim Thema Informationelle Selbstbestimmung ist Eigenverantwortung notwendig. Das Bürgerrecht auf Einblick in die eigenen Daten bei verschiedenen Behörden und Unternehmen muss immer per postalischem Auskunftsersuchen erfolgen. Damit kommen auf einen Bürger jährliche Unkosten von bis zu 40 EUR zu.</text:p>
      <text:p text:style-name="P4">Wie unterstützen Sie die Ausübung dieses Bürgerrecht bei finanziell schwachen Personen?</text:p>
      <text:p text:style-name="P4"/>
      <text:p text:style-name="P3"><text:span text:style-name="T2">Mit freundlichen Grüßen</text:span></text:p>
      <text:p text:style-name="P3"><text:span text:style-name="T2">_____________________________________</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Tahoma, Helvetica, sans-serif"/>
    <style:font-face style:name="Mangal1" svg:font-family="Mangal"/>
    <style:font-face style:name="Open Sans" svg:font-family="'Open Sans'" style:font-family-generic="swiss"/>
    <style:font-face style:name="Linux Libertine G" svg:font-family="'Linux Libertine G'" style:font-pitch="variable"/>
    <style:font-face style:name="Open Sans1" svg:font-family="'Ope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1:15:02.277221768</meta:creation-date>
    <meta:editing-duration>PT1H27M30S</meta:editing-duration>
    <meta:editing-cycles>3</meta:editing-cycles>
    <meta:generator>LibreOffice/5.4.5.1$Linux_X86_64 LibreOffice_project/40m0$Build-1</meta:generator>
    <dc:description>Modern business letter with sans-serif font </dc:description>
    <dc:title>Modern business letter sans-serif</dc:title>
    <dc:date>2018-03-06T12:52:34.027873306</dc:date>
    <meta:document-statistic meta:table-count="0" meta:image-count="0" meta:object-count="0" meta:page-count="1" meta:paragraph-count="9" meta:word-count="72" meta:character-count="748" meta:non-whitespace-character-count="680"/>
    <meta:template xlink:type="simple" xlink:actuate="onRequest" xlink:title="Modern business letter sans-serif" xlink:href="../../../../../../usr/lib/libreoffice/share/template/common/officorr/Modern_business_letter_sans_serif.ott" meta:date="2018-03-06T11:15:01.677031998"/>
  </office:meta>
</office:document-meta>
</file>